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Calibri" svg:font-family="Calibri" style:font-family-generic="swiss" style:font-pitch="variable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華康中圓體(P)" svg:font-family="華康中圓體(P)" style:font-family-generic="swiss" style:font-pitch="variable"/>
    <style:font-face style:name="華康中黑體" svg:font-family="華康中黑體" style:font-family-generic="modern" style:font-pitch="fixed"/>
    <style:font-face style:name="黑體-繁" svg:font-family="黑體-繁" style:font-pitch="variable"/>
  </office:font-face-decls>
  <office:automatic-styles>
    <style:style style:name="Table3" style:family="table">
      <style:table-properties style:width="17.999cm" table:align="margins"/>
    </style:style>
    <style:style style:name="Table3.A" style:family="table-column">
      <style:table-column-properties style:column-width="8.999cm" style:rel-column-width="32767*"/>
    </style:style>
    <style:style style:name="Table3.B" style:family="table-column">
      <style:table-column-properties style:column-width="8.999cm" style:rel-column-width="32768*"/>
    </style:style>
    <style:style style:name="Table3.1" style:family="table-row">
      <style:table-row-properties style:row-height="1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-left="none" fo:border-right="0.05pt solid #000000" fo:border-top="0.05pt solid #000000" fo:border-bottom="none"/>
    </style:style>
    <style:style style:name="Table3.A2" style:family="table-cell">
      <style:table-cell-properties fo:padding="0.097cm" fo:border-left="0.05pt solid #000000" fo:border-right="none" fo:border-top="none" fo:border-bottom="none"/>
    </style:style>
    <style:style style:name="Table3.B2" style:family="table-cell">
      <style:table-cell-properties fo:padding="0.097cm" fo:border-left="none" fo:border-right="0.05pt solid #000000" fo:border-top="none" fo:border-bottom="none"/>
    </style:style>
    <style:style style:name="Table3.A3" style:family="table-cell">
      <style:table-cell-properties fo:padding="0.097cm" fo:border-left="0.05pt solid #000000" fo:border-right="none" fo:border-top="none" fo:border-bottom="0.05pt solid #000000"/>
    </style:style>
    <style:style style:name="Table3.B3" style:family="table-cell">
      <style:table-cell-properties fo:padding="0.097cm" fo:border-left="none" fo:border-right="0.05pt solid #000000" fo:border-top="none" fo:border-bottom="0.05pt solid #000000"/>
    </style:style>
    <style:style style:name="Table2" style:family="table">
      <style:table-properties style:width="18.302cm" fo:margin-left="0cm" table:align="left"/>
    </style:style>
    <style:style style:name="Table2.A" style:family="table-column">
      <style:table-column-properties style:column-width="2.544cm"/>
    </style:style>
    <style:style style:name="Table2.B" style:family="table-column">
      <style:table-column-properties style:column-width="1.109cm"/>
    </style:style>
    <style:style style:name="Table2.C" style:family="table-column">
      <style:table-column-properties style:column-width="1.655cm"/>
    </style:style>
    <style:style style:name="Table2.D" style:family="table-column">
      <style:table-column-properties style:column-width="1.737cm"/>
    </style:style>
    <style:style style:name="Table2.E" style:family="table-column">
      <style:table-column-properties style:column-width="0.268cm"/>
    </style:style>
    <style:style style:name="Table2.F" style:family="table-column">
      <style:table-column-properties style:column-width="0.75cm"/>
    </style:style>
    <style:style style:name="Table2.G" style:family="table-column">
      <style:table-column-properties style:column-width="0.732cm"/>
    </style:style>
    <style:style style:name="Table2.H" style:family="table-column">
      <style:table-column-properties style:column-width="0.256cm"/>
    </style:style>
    <style:style style:name="Table2.I" style:family="table-column">
      <style:table-column-properties style:column-width="0.499cm"/>
    </style:style>
    <style:style style:name="Table2.J" style:family="table-column">
      <style:table-column-properties style:column-width="1.423cm"/>
    </style:style>
    <style:style style:name="Table2.K" style:family="table-column">
      <style:table-column-properties style:column-width="0.577cm"/>
    </style:style>
    <style:style style:name="Table2.L" style:family="table-column">
      <style:table-column-properties style:column-width="1.058cm"/>
    </style:style>
    <style:style style:name="Table2.M" style:family="table-column">
      <style:table-column-properties style:column-width="0.97cm"/>
    </style:style>
    <style:style style:name="Table2.N" style:family="table-column">
      <style:table-column-properties style:column-width="1.055cm"/>
    </style:style>
    <style:style style:name="Table2.O" style:family="table-column">
      <style:table-column-properties style:column-width="0.566cm"/>
    </style:style>
    <style:style style:name="Table2.P" style:family="table-column">
      <style:table-column-properties style:column-width="3.103cm"/>
    </style:style>
    <style:style style:name="Table2.1" style:family="table-row">
      <style:table-row-properties style:min-row-height="0.887cm" style:use-optimal-row-height="false"/>
    </style:style>
    <style:style style:name="Table2.A1" style:family="table-cell">
      <style:table-cell-properties style:vertical-align="middle" fo:padding-left="0.049cm" fo:padding-right="0.049cm" fo:padding-top="0cm" fo:padding-bottom="0cm" fo:border-left="2.25pt solid #000000" fo:border-right="0.25pt solid #000000" fo:border-top="2.25pt solid #000000" fo:border-bottom="0.25pt solid #000000" style:writing-mode="lr-tb"/>
    </style:style>
    <style:style style:name="Table2.B1" style:family="table-cell">
      <style:table-cell-properties fo:padding-left="0.049cm" fo:padding-right="0.049cm" fo:padding-top="0cm" fo:padding-bottom="0cm" fo:border-left="0.25pt solid #000000" fo:border-right="0.25pt solid #000000" fo:border-top="2.25pt solid #000000" fo:border-bottom="0.25pt solid #000000" style:writing-mode="lr-tb"/>
    </style:style>
    <style:style style:name="Table2.E1" style:family="table-cell">
      <style:table-cell-properties fo:padding-left="0.049cm" fo:padding-right="0.049cm" fo:padding-top="0cm" fo:padding-bottom="0cm" fo:border-left="0.25pt solid #000000" fo:border-right="0.25pt solid #000000" fo:border-top="2.25pt solid #000000" fo:border-bottom="0.25pt solid #000000" style:writing-mode="lr-tb"/>
    </style:style>
    <style:style style:name="Table2.J1" style:family="table-cell">
      <style:table-cell-properties fo:padding-left="0.049cm" fo:padding-right="0.049cm" fo:padding-top="0cm" fo:padding-bottom="0cm" fo:border-left="0.25pt solid #000000" fo:border-right="0.5pt solid #000000" fo:border-top="2.25pt solid #000000" fo:border-bottom="0.25pt solid #000000" style:writing-mode="lr-tb"/>
    </style:style>
    <style:style style:name="Table2.M1" style:family="table-cell">
      <style:table-cell-properties fo:padding-left="0.049cm" fo:padding-right="0.049cm" fo:padding-top="0cm" fo:padding-bottom="0cm" fo:border-left="0.5pt solid #000000" fo:border-right="none" fo:border-top="2.25pt solid #000000" fo:border-bottom="0.25pt solid #000000" style:writing-mode="lr-tb"/>
    </style:style>
    <style:style style:name="Table2.P1" style:family="table-cell">
      <style:table-cell-properties fo:padding-left="0.049cm" fo:padding-right="0.049cm" fo:padding-top="0cm" fo:padding-bottom="0cm" fo:border-left="0.5pt solid #000000" fo:border-right="2.25pt solid #000000" fo:border-top="2.25pt solid #000000" fo:border-bottom="0.25pt solid #000000" style:writing-mode="lr-tb"/>
    </style:style>
    <style:style style:name="Table2.2" style:family="table-row">
      <style:table-row-properties style:min-row-height="0.884cm" style:use-optimal-row-height="false"/>
    </style:style>
    <style:style style:name="Table2.A2" style:family="table-cell">
      <style:table-cell-properties style:vertical-align="middle" fo:padding-left="0.049cm" fo:padding-right="0.049cm" fo:padding-top="0cm" fo:padding-bottom="0cm" fo:border-left="2.25pt solid #000000" fo:border-right="0.25pt solid #000000" fo:border-top="0.25pt solid #000000" fo:border-bottom="0.25pt solid #000000" style:writing-mode="lr-tb"/>
    </style:style>
    <style:style style:name="Table2.B2" style:family="table-cell">
      <style:table-cell-properties fo:padding-left="0.049cm" fo:padding-right="0.049cm" fo:padding-top="0cm" fo:padding-bottom="0cm" fo:border="0.25pt solid #000000" style:writing-mode="lr-tb"/>
    </style:style>
    <style:style style:name="Table2.E2" style:family="table-cell">
      <style:table-cell-properties fo:padding-left="0.049cm" fo:padding-right="0.049cm" fo:padding-top="0cm" fo:padding-bottom="0cm" fo:border="0.25pt solid #000000" style:writing-mode="lr-tb"/>
    </style:style>
    <style:style style:name="Table2.J2" style:family="table-cell">
      <style:table-cell-properties fo:padding-left="0.049cm" fo:padding-right="0.049cm" fo:padding-top="0cm" fo:padding-bottom="0cm" fo:border-left="0.25pt solid #000000" fo:border-right="0.5pt solid #000000" fo:border-top="0.25pt solid #000000" fo:border-bottom="0.25pt solid #000000" style:writing-mode="lr-tb"/>
    </style:style>
    <style:style style:name="Table2.M2" style:family="table-cell">
      <style:table-cell-properties fo:padding-left="0.049cm" fo:padding-right="0.049cm" fo:padding-top="0cm" fo:padding-bottom="0cm" fo:border-left="0.5pt solid #000000" fo:border-right="none" fo:border-top="0.25pt solid #000000" fo:border-bottom="0.25pt solid #000000" style:writing-mode="lr-tb"/>
    </style:style>
    <style:style style:name="Table2.P2" style:family="table-cell">
      <style:table-cell-properties fo:padding-left="0.049cm" fo:padding-right="0.049cm" fo:padding-top="0cm" fo:padding-bottom="0cm" fo:border-left="0.5pt solid #000000" fo:border-right="2.25pt solid #000000" fo:border-top="0.25pt solid #000000" fo:border-bottom="0.25pt solid #000000" style:writing-mode="lr-tb"/>
    </style:style>
    <style:style style:name="Table2.3" style:family="table-row">
      <style:table-row-properties style:min-row-height="0.889cm" style:use-optimal-row-height="false"/>
    </style:style>
    <style:style style:name="Table2.A3" style:family="table-cell">
      <style:table-cell-properties style:vertical-align="middle" fo:padding-left="0.049cm" fo:padding-right="0.049cm" fo:padding-top="0cm" fo:padding-bottom="0cm" fo:border-left="2.25pt solid #000000" fo:border-right="0.25pt solid #000000" fo:border-top="0.25pt solid #000000" fo:border-bottom="2.25pt solid #000000" style:writing-mode="lr-tb"/>
    </style:style>
    <style:style style:name="Table2.B3" style:family="table-cell">
      <style:table-cell-properties fo:padding-left="0.049cm" fo:padding-right="0.049cm" fo:padding-top="0cm" fo:padding-bottom="0cm" fo:border-left="0.25pt solid #000000" fo:border-right="0.5pt solid #000000" fo:border-top="0.25pt solid #000000" fo:border-bottom="0.25pt solid #000000" style:writing-mode="lr-tb"/>
    </style:style>
    <style:style style:name="Table2.M3" style:family="table-cell">
      <style:table-cell-properties fo:padding-left="0.049cm" fo:padding-right="0.049cm" fo:padding-top="0cm" fo:padding-bottom="0cm" fo:border-left="0.5pt solid #000000" fo:border-right="none" fo:border-top="0.25pt solid #000000" fo:border-bottom="2.25pt solid #000000" style:writing-mode="lr-tb"/>
    </style:style>
    <style:style style:name="Table2.P3" style:family="table-cell">
      <style:table-cell-properties fo:padding-left="0.049cm" fo:padding-right="0.049cm" fo:padding-top="0cm" fo:padding-bottom="0cm" fo:border-left="0.5pt solid #000000" fo:border-right="2.25pt solid #000000" fo:border-top="0.25pt solid #000000" fo:border-bottom="2.25pt solid #000000" style:writing-mode="lr-tb"/>
    </style:style>
    <style:style style:name="Table2.4" style:family="table-row">
      <style:table-row-properties style:row-height="0.101cm" style:use-optimal-row-height="false"/>
    </style:style>
    <style:style style:name="Table2.A4" style:family="table-cell">
      <style:table-cell-properties style:vertical-align="middle" fo:padding-left="0.049cm" fo:padding-right="0.049cm" fo:padding-top="0cm" fo:padding-bottom="0cm" fo:border-left="none" fo:border-right="none" fo:border-top="2.25pt solid #000000" fo:border-bottom="none" style:writing-mode="lr-tb"/>
    </style:style>
    <style:style style:name="Table2.5" style:family="table-row">
      <style:table-row-properties style:min-row-height="0.764cm" style:use-optimal-row-height="false"/>
    </style:style>
    <style:style style:name="Table2.B5" style:family="table-cell">
      <style:table-cell-properties fo:padding-left="0.049cm" fo:padding-right="0.049cm" fo:padding-top="0cm" fo:padding-bottom="0cm" fo:border-left="none" fo:border-right="0.25pt solid #000000" fo:border-top="2.25pt solid #000000" fo:border-bottom="0.25pt solid #000000" style:writing-mode="lr-tb"/>
    </style:style>
    <style:style style:name="Table2.J5" style:family="table-cell">
      <style:table-cell-properties style:vertical-align="middle" fo:padding-left="0.049cm" fo:padding-right="0.049cm" fo:padding-top="0cm" fo:padding-bottom="0cm" fo:border-left="0.25pt solid #000000" fo:border-right="none" fo:border-top="2.25pt solid #000000" fo:border-bottom="0.25pt solid #000000" style:writing-mode="lr-tb"/>
    </style:style>
    <style:style style:name="Table2.N5" style:family="table-cell">
      <style:table-cell-properties fo:padding-left="0.049cm" fo:padding-right="0.049cm" fo:padding-top="0cm" fo:padding-bottom="0cm" fo:border-left="0.25pt solid #000000" fo:border-right="2.25pt solid #000000" fo:border-top="2.25pt solid #000000" fo:border-bottom="0.25pt solid #000000" style:writing-mode="lr-tb"/>
    </style:style>
    <style:style style:name="Table2.6" style:family="table-row">
      <style:table-row-properties style:min-row-height="0.799cm" style:use-optimal-row-height="false"/>
    </style:style>
    <style:style style:name="Table2.A6" style:family="table-cell">
      <style:table-cell-properties style:vertical-align="middle" fo:padding-left="0.049cm" fo:padding-right="0.049cm" fo:padding-top="0cm" fo:padding-bottom="0cm" fo:border-left="2.25pt solid #000000" fo:border-right="0.25pt solid #000000" fo:border-top="0.5pt solid #000000" fo:border-bottom="0.5pt solid #000000" style:writing-mode="lr-tb"/>
    </style:style>
    <style:style style:name="Table2.B6" style:family="table-cell">
      <style:table-cell-properties fo:padding-left="0.049cm" fo:padding-right="0.049cm" fo:padding-top="0cm" fo:padding-bottom="0cm" fo:border-left="0.25pt solid #000000" fo:border-right="2.25pt solid #000000" fo:border-top="0.5pt solid #000000" fo:border-bottom="0.5pt solid #000000" style:writing-mode="lr-tb"/>
    </style:style>
    <style:style style:name="Table2.7" style:family="table-row">
      <style:table-row-properties style:min-row-height="0.854cm" style:use-optimal-row-height="false"/>
    </style:style>
    <style:style style:name="Table2.B7" style:family="table-cell">
      <style:table-cell-properties fo:padding-left="0.049cm" fo:padding-right="0.049cm" fo:padding-top="0cm" fo:padding-bottom="0cm" fo:border-left="0.25pt solid #000000" fo:border-right="2.25pt solid #000000" fo:border-top="0.5pt solid #000000" fo:border-bottom="0.5pt solid #000000" style:writing-mode="lr-tb"/>
    </style:style>
    <style:style style:name="Table2.8" style:family="table-row">
      <style:table-row-properties style:min-row-height="2.14cm" style:use-optimal-row-height="false"/>
    </style:style>
    <style:style style:name="Table2.B8" style:family="table-cell">
      <style:table-cell-properties fo:padding-left="0.049cm" fo:padding-right="0.049cm" fo:padding-top="0cm" fo:padding-bottom="0cm" fo:border-left="0.25pt solid #000000" fo:border-right="2.25pt solid #000000" fo:border-top="0.5pt solid #000000" fo:border-bottom="0.5pt solid #000000" style:writing-mode="lr-tb"/>
    </style:style>
    <style:style style:name="Table2.9" style:family="table-row">
      <style:table-row-properties style:min-row-height="0.81cm" style:use-optimal-row-height="false"/>
    </style:style>
    <style:style style:name="Table2.A9" style:family="table-cell">
      <style:table-cell-properties fo:padding-left="0.049cm" fo:padding-right="0.049cm" fo:padding-top="0cm" fo:padding-bottom="0cm" fo:border-left="2.25pt solid #000000" fo:border-right="0.25pt solid #000000" fo:border-top="0.5pt solid #000000" fo:border-bottom="0.5pt solid #000000" style:writing-mode="lr-tb"/>
    </style:style>
    <style:style style:name="Table2.B9" style:family="table-cell">
      <style:table-cell-properties fo:padding-left="0.049cm" fo:padding-right="0.049cm" fo:padding-top="0cm" fo:padding-bottom="0cm" fo:border-left="0.25pt solid #000000" fo:border-right="0.5pt solid #000000" fo:border-top="0.5pt solid #000000" fo:border-bottom="0.5pt solid #000000" style:writing-mode="lr-tb"/>
    </style:style>
    <style:style style:name="Table2.D9" style:family="table-cell">
      <style:table-cell-properties fo:padding-left="0.049cm" fo:padding-right="0.049cm" fo:padding-top="0cm" fo:padding-bottom="0cm" fo:border-left="0.25pt solid #000000" fo:border-right="0.5pt solid #000000" fo:border-top="0.5pt solid #000000" fo:border-bottom="0.5pt solid #000000" style:writing-mode="lr-tb"/>
    </style:style>
    <style:style style:name="Table2.G9" style:family="table-cell">
      <style:table-cell-properties fo:padding-left="0.049cm" fo:padding-right="0.049cm" fo:padding-top="0cm" fo:padding-bottom="0cm" fo:border-left="0.25pt solid #000000" fo:border-right="2.25pt solid #000000" fo:border-top="0.5pt solid #000000" fo:border-bottom="0.5pt solid #000000" style:writing-mode="lr-tb"/>
    </style:style>
    <style:style style:name="Table2.10" style:family="table-row">
      <style:table-row-properties style:min-row-height="0.706cm" style:use-optimal-row-height="false"/>
    </style:style>
    <style:style style:name="Table2.A10" style:family="table-cell">
      <style:table-cell-properties fo:padding-left="0.049cm" fo:padding-right="0.049cm" fo:padding-top="0cm" fo:padding-bottom="0cm" fo:border-left="2.25pt solid #000000" fo:border-right="0.25pt solid #000000" fo:border-top="0.5pt solid #000000" fo:border-bottom="0.5pt solid #000000" style:writing-mode="lr-tb"/>
    </style:style>
    <style:style style:name="Table2.B10" style:family="table-cell">
      <style:table-cell-properties fo:padding-left="0.049cm" fo:padding-right="0.049cm" fo:padding-top="0cm" fo:padding-bottom="0cm" fo:border-left="0.25pt solid #000000" fo:border-right="0.5pt solid #000000" fo:border-top="0.5pt solid #000000" fo:border-bottom="0.5pt solid #000000" style:writing-mode="lr-tb"/>
    </style:style>
    <style:style style:name="Table2.D10" style:family="table-cell">
      <style:table-cell-properties fo:padding-left="0.049cm" fo:padding-right="0.049cm" fo:padding-top="0cm" fo:padding-bottom="0cm" fo:border-left="0.25pt solid #000000" fo:border-right="0.5pt solid #000000" fo:border-top="0.5pt solid #000000" fo:border-bottom="0.5pt solid #000000" style:writing-mode="lr-tb"/>
    </style:style>
    <style:style style:name="Table2.G10" style:family="table-cell">
      <style:table-cell-properties fo:padding-left="0.049cm" fo:padding-right="0.049cm" fo:padding-top="0cm" fo:padding-bottom="0cm" fo:border-left="0.25pt solid #000000" fo:border-right="2.25pt solid #000000" fo:border-top="0.5pt solid #000000" fo:border-bottom="0.5pt solid #000000" style:writing-mode="lr-tb"/>
    </style:style>
    <style:style style:name="Table2.11" style:family="table-row">
      <style:table-row-properties style:min-row-height="0.836cm" style:use-optimal-row-height="false"/>
    </style:style>
    <style:style style:name="Table2.A11" style:family="table-cell">
      <style:table-cell-properties fo:padding-left="0.049cm" fo:padding-right="0.049cm" fo:padding-top="0cm" fo:padding-bottom="0cm" fo:border-left="2.25pt solid #000000" fo:border-right="0.25pt solid #000000" fo:border-top="0.5pt solid #000000" fo:border-bottom="2.25pt solid #000000" style:writing-mode="lr-tb"/>
    </style:style>
    <style:style style:name="Table2.B11" style:family="table-cell">
      <style:table-cell-properties fo:padding-left="0.049cm" fo:padding-right="0.049cm" fo:padding-top="0cm" fo:padding-bottom="0cm" fo:border-left="0.25pt solid #000000" fo:border-right="0.5pt solid #000000" fo:border-top="0.5pt solid #000000" fo:border-bottom="2.25pt solid #000000" style:writing-mode="lr-tb"/>
    </style:style>
    <style:style style:name="Table2.D11" style:family="table-cell">
      <style:table-cell-properties fo:padding-left="0.049cm" fo:padding-right="0.049cm" fo:padding-top="0cm" fo:padding-bottom="0cm" fo:border-left="0.25pt solid #000000" fo:border-right="0.5pt solid #000000" fo:border-top="0.5pt solid #000000" fo:border-bottom="2.25pt solid #000000" style:writing-mode="lr-tb"/>
    </style:style>
    <style:style style:name="Table2.G11" style:family="table-cell">
      <style:table-cell-properties fo:padding-left="0.049cm" fo:padding-right="0.049cm" fo:padding-top="0cm" fo:padding-bottom="0cm" fo:border-left="0.25pt solid #000000" fo:border-right="2.25pt solid #000000" fo:border-top="0.5pt solid #000000" fo:border-bottom="2.25pt solid #000000" style:writing-mode="lr-tb"/>
    </style:style>
    <style:style style:name="Table2.A12" style:family="table-cell">
      <style:table-cell-properties style:vertical-align="middle" style:border-line-width-bottom="0.018cm 0.018cm 0.018cm" fo:padding-left="0.049cm" fo:padding-right="0.049cm" fo:padding-top="0cm" fo:padding-bottom="0cm" fo:border-left="none" fo:border-right="none" fo:border-top="2.25pt solid #000000" fo:border-bottom="1.5pt double #000000" style:writing-mode="lr-tb"/>
    </style:style>
    <style:style style:name="Table2.A13" style:family="table-cell">
      <style:table-cell-properties style:vertical-align="middle" fo:padding-left="0.049cm" fo:padding-right="0.049cm" fo:padding-top="0cm" fo:padding-bottom="0cm" fo:border-left="2.25pt solid #000000" fo:border-right="0.25pt solid #000000" fo:border-top="2.25pt solid #000000" fo:border-bottom="0.5pt solid #000000" style:writing-mode="lr-tb"/>
    </style:style>
    <style:style style:name="Table2.B13" style:family="table-cell">
      <style:table-cell-properties fo:padding-left="0.049cm" fo:padding-right="0.049cm" fo:padding-top="0cm" fo:padding-bottom="0cm" fo:border-left="0.25pt solid #000000" fo:border-right="0.5pt solid #000000" fo:border-top="2.25pt solid #000000" fo:border-bottom="0.5pt solid #000000" style:writing-mode="lr-tb"/>
    </style:style>
    <style:style style:name="Table2.I13" style:family="table-cell">
      <style:table-cell-properties fo:padding-left="0.049cm" fo:padding-right="0.049cm" fo:padding-top="0cm" fo:padding-bottom="0cm" fo:border-left="0.5pt solid #000000" fo:border-right="0.5pt solid #000000" fo:border-top="2.25pt solid #000000" fo:border-bottom="0.5pt solid #000000" style:writing-mode="lr-tb"/>
    </style:style>
    <style:style style:name="Table2.L13" style:family="table-cell">
      <style:table-cell-properties fo:padding-left="0.049cm" fo:padding-right="0.049cm" fo:padding-top="0cm" fo:padding-bottom="0cm" fo:border-left="0.5pt solid #000000" fo:border-right="2.25pt solid #000000" fo:border-top="2.25pt solid #000000" fo:border-bottom="0.5pt solid #000000" style:writing-mode="lr-tb"/>
    </style:style>
    <style:style style:name="Table2.B14" style:family="table-cell">
      <style:table-cell-properties fo:padding-left="0.049cm" fo:padding-right="0.049cm" fo:padding-top="0cm" fo:padding-bottom="0cm" fo:border-left="0.25pt solid #000000" fo:border-right="0.5pt solid #000000" fo:border-top="0.5pt solid #000000" fo:border-bottom="0.5pt solid #000000" style:writing-mode="lr-tb"/>
    </style:style>
    <style:style style:name="Table2.I14" style:family="table-cell">
      <style:table-cell-properties fo:padding-left="0.049cm" fo:padding-right="0.049cm" fo:padding-top="0cm" fo:padding-bottom="0cm" fo:border="0.5pt solid #000000" style:writing-mode="lr-tb"/>
    </style:style>
    <style:style style:name="Table2.L14" style:family="table-cell">
      <style:table-cell-properties fo:padding-left="0.049cm" fo:padding-right="0.049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e2.15" style:family="table-row">
      <style:table-row-properties style:min-row-height="1.323cm" style:use-optimal-row-height="false"/>
    </style:style>
    <style:style style:name="Table2.B15" style:family="table-cell">
      <style:table-cell-properties fo:padding-left="0.049cm" fo:padding-right="0.049cm" fo:padding-top="0cm" fo:padding-bottom="0cm" fo:border-left="0.25pt solid #000000" fo:border-right="2.25pt solid #000000" fo:border-top="0.5pt solid #000000" fo:border-bottom="0.5pt solid #000000" style:writing-mode="lr-tb"/>
    </style:style>
    <style:style style:name="Table2.16" style:family="table-row">
      <style:table-row-properties style:row-height="1.101cm" style:use-optimal-row-height="false"/>
    </style:style>
    <style:style style:name="Table2.B16" style:family="table-cell">
      <style:table-cell-properties fo:padding-left="0.049cm" fo:padding-right="0.049cm" fo:padding-top="0cm" fo:padding-bottom="0cm" fo:border-left="0.25pt solid #000000" fo:border-right="2.25pt solid #000000" fo:border-top="0.5pt solid #000000" fo:border-bottom="0.5pt solid #000000" style:writing-mode="lr-tb"/>
    </style:style>
    <style:style style:name="Table2.17" style:family="table-row">
      <style:table-row-properties style:row-height="1.18cm" style:use-optimal-row-height="false"/>
    </style:style>
    <style:style style:name="Table2.B17" style:family="table-cell">
      <style:table-cell-properties fo:padding-left="0.049cm" fo:padding-right="0.049cm" fo:padding-top="0cm" fo:padding-bottom="0cm" fo:border-left="0.25pt solid #000000" fo:border-right="2.25pt solid #000000" fo:border-top="0.5pt solid #000000" fo:border-bottom="0.5pt solid #000000" style:writing-mode="lr-tb"/>
    </style:style>
    <style:style style:name="Table2.18" style:family="table-row">
      <style:table-row-properties style:row-height="1.199cm" style:use-optimal-row-height="false"/>
    </style:style>
    <style:style style:name="Table2.A18" style:family="table-cell">
      <style:table-cell-properties style:vertical-align="middle" style:border-line-width-bottom="0.018cm 0.018cm 0.018cm" fo:padding-left="0.049cm" fo:padding-right="0.049cm" fo:padding-top="0cm" fo:padding-bottom="0cm" fo:border-left="2.25pt solid #000000" fo:border-right="0.25pt solid #000000" fo:border-top="0.5pt solid #000000" fo:border-bottom="1.5pt double #000000" style:writing-mode="lr-tb"/>
    </style:style>
    <style:style style:name="Table2.B18" style:family="table-cell">
      <style:table-cell-properties style:border-line-width-bottom="0.018cm 0.018cm 0.018cm" fo:padding-left="0.049cm" fo:padding-right="0.049cm" fo:padding-top="0cm" fo:padding-bottom="0cm" fo:border-left="0.25pt solid #000000" fo:border-right="2.25pt solid #000000" fo:border-top="0.5pt solid #000000" fo:border-bottom="1.5pt double #000000" style:writing-mode="lr-tb"/>
    </style:style>
    <style:style style:name="Table2.19" style:family="table-row">
      <style:table-row-properties style:min-row-height="0.863cm" style:use-optimal-row-height="false"/>
    </style:style>
    <style:style style:name="Table2.A19" style:family="table-cell">
      <style:table-cell-properties style:vertical-align="middle" fo:padding-left="0.049cm" fo:padding-right="0.049cm" fo:padding-top="0cm" fo:padding-bottom="0cm" fo:border-left="2.25pt solid #000000" fo:border-right="0.25pt solid #000000" fo:border-top="0.75pt outset #000000" fo:border-bottom="0.25pt solid #000000" style:writing-mode="lr-tb"/>
    </style:style>
    <style:style style:name="Table2.B19" style:family="table-cell">
      <style:table-cell-properties style:vertical-align="middle" fo:padding-left="0.049cm" fo:padding-right="0.049cm" fo:padding-top="0cm" fo:padding-bottom="0cm" fo:border-left="0.25pt solid #000000" fo:border-right="0.25pt solid #000000" fo:border-top="0.75pt outset #000000" fo:border-bottom="0.25pt solid #000000" style:writing-mode="lr-tb"/>
    </style:style>
    <style:style style:name="Table2.L19" style:family="table-cell">
      <style:table-cell-properties fo:padding-left="0.049cm" fo:padding-right="0.049cm" fo:padding-top="0cm" fo:padding-bottom="0cm" fo:border-left="0.25pt solid #000000" fo:border-right="2.25pt solid #000000" fo:border-top="0.75pt outset #000000" fo:border-bottom="0.25pt solid #000000" style:writing-mode="lr-tb"/>
    </style:style>
    <style:style style:name="Table2.20" style:family="table-row">
      <style:table-row-properties style:min-row-height="1.035cm" style:use-optimal-row-height="false"/>
    </style:style>
    <style:style style:name="Table2.B20" style:family="table-cell">
      <style:table-cell-properties fo:padding-left="0.049cm" fo:padding-right="0.049cm" fo:padding-top="0cm" fo:padding-bottom="0cm" fo:border-left="0.25pt solid #000000" fo:border-right="2.25pt solid #000000" fo:border-top="0.25pt solid #000000" fo:border-bottom="2.25pt solid #000000" style:writing-mode="lr-tb"/>
    </style:style>
    <style:style style:name="Table2.21" style:family="table-row">
      <style:table-row-properties style:min-row-height="0.796cm" style:use-optimal-row-height="false"/>
    </style:style>
    <style:style style:name="Table2.A21" style:family="table-cell">
      <style:table-cell-properties style:vertical-align="middle" fo:padding-left="0.049cm" fo:padding-right="0.049cm" fo:padding-top="0cm" fo:padding-bottom="0cm" fo:border-left="2.25pt solid #000000" fo:border-right="0.5pt solid #000000" fo:border-top="2.25pt solid #000000" fo:border-bottom="0.5pt solid #000000" style:writing-mode="lr-tb"/>
    </style:style>
    <style:style style:name="Table2.C21" style:family="table-cell">
      <style:table-cell-properties style:vertical-align="middle" fo:padding-left="0.049cm" fo:padding-right="0.049cm" fo:padding-top="0cm" fo:padding-bottom="0cm" fo:border-left="0.5pt solid #000000" fo:border-right="0.5pt solid #000000" fo:border-top="2.25pt solid #000000" fo:border-bottom="0.5pt solid #000000" style:writing-mode="lr-tb"/>
    </style:style>
    <style:style style:name="Table2.O21" style:family="table-cell">
      <style:table-cell-properties style:vertical-align="middle" fo:padding-left="0.049cm" fo:padding-right="0.049cm" fo:padding-top="0cm" fo:padding-bottom="0cm" fo:border-left="0.5pt solid #000000" fo:border-right="2.25pt solid #000000" fo:border-top="2.25pt solid #000000" fo:border-bottom="0.5pt solid #000000" style:writing-mode="lr-tb"/>
    </style:style>
    <style:style style:name="Table2.22" style:family="table-row">
      <style:table-row-properties style:row-height="1cm" style:use-optimal-row-height="false"/>
    </style:style>
    <style:style style:name="Table2.A22" style:family="table-cell">
      <style:table-cell-properties fo:padding-left="0.049cm" fo:padding-right="0.049cm" fo:padding-top="0cm" fo:padding-bottom="0cm" fo:border-left="2.25pt solid #000000" fo:border-right="0.5pt solid #000000" fo:border-top="0.5pt solid #000000" fo:border-bottom="2.25pt solid #000000" style:writing-mode="lr-tb"/>
    </style:style>
    <style:style style:name="Table2.C22" style:family="table-cell">
      <style:table-cell-properties fo:padding-left="0.049cm" fo:padding-right="0.049cm" fo:padding-top="0cm" fo:padding-bottom="0cm" fo:border-left="0.5pt solid #000000" fo:border-right="0.5pt solid #000000" fo:border-top="0.5pt solid #000000" fo:border-bottom="2.25pt solid #000000" style:writing-mode="lr-tb"/>
    </style:style>
    <style:style style:name="Table2.F22" style:family="table-cell">
      <style:table-cell-properties fo:padding-left="0.049cm" fo:padding-right="0.049cm" fo:padding-top="0cm" fo:padding-bottom="0cm" fo:border-left="0.5pt solid #000000" fo:border-right="0.5pt solid #000000" fo:border-top="0.5pt solid #000000" fo:border-bottom="2.25pt solid #000000" style:writing-mode="lr-tb"/>
    </style:style>
    <style:style style:name="Table2.K22" style:family="table-cell">
      <style:table-cell-properties fo:padding-left="0.049cm" fo:padding-right="0.049cm" fo:padding-top="0cm" fo:padding-bottom="0cm" fo:border-left="0.5pt solid #000000" fo:border-right="0.5pt solid #000000" fo:border-top="0.5pt solid #000000" fo:border-bottom="2.25pt solid #000000" style:writing-mode="lr-tb"/>
    </style:style>
    <style:style style:name="Table2.O22" style:family="table-cell">
      <style:table-cell-properties fo:padding-left="0.049cm" fo:padding-right="0.049cm" fo:padding-top="0cm" fo:padding-bottom="0cm" fo:border-left="0.5pt solid #000000" fo:border-right="2.25pt solid #000000" fo:border-top="0.5pt solid #000000" fo:border-bottom="2.25pt solid #000000" style:writing-mode="lr-tb"/>
    </style:style>
    <style:style style:name="P1" style:family="paragraph" style:parent-style-name="內文">
      <loext:graphic-properties draw:fill-gradient-name="gradient" draw:fill-hatch-name="hatch"/>
      <style:paragraph-properties fo:margin-left="0cm" fo:margin-right="0cm" fo:margin-top="0.201cm" fo:margin-bottom="0.201cm" style:contextual-spacing="false" fo:line-height="0.564cm" fo:text-indent="0.229cm" style:auto-text-indent="false" style:vertical-align="middle"/>
      <style:text-properties fo:font-size="13pt" officeooo:paragraph-rsid="000d0f45" style:font-name-asian="華康中黑體" style:font-size-asian="13pt" style:font-size-complex="13pt"/>
    </style:style>
    <style:style style:name="P2" style:family="paragraph" style:parent-style-name="內文">
      <style:paragraph-properties fo:line-height="0.917cm" fo:text-align="center" style:justify-single-word="false"/>
      <style:text-properties style:font-name="華康中圓體(P)" fo:font-size="14pt" fo:font-weight="bold" style:font-name-asian="華康中圓體(P)" style:font-size-asian="14pt" style:font-weight-asian="bold" style:font-size-complex="14pt"/>
    </style:style>
    <style:style style:name="P3" style:family="paragraph" style:parent-style-name="內文">
      <style:paragraph-properties fo:line-height="0.917cm"/>
      <style:text-properties style:font-name="華康中圓體(P)" fo:font-size="14pt" fo:font-weight="bold" style:font-name-asian="華康中圓體(P)" style:font-size-asian="14pt" style:font-weight-asian="bold" style:font-size-complex="14pt"/>
    </style:style>
    <style:style style:name="P4" style:family="paragraph" style:parent-style-name="內文">
      <style:paragraph-properties fo:text-align="center" style:justify-single-word="false"/>
      <style:text-properties style:font-name="華康中圓體(P)" fo:font-size="14pt" fo:font-weight="bold" style:font-name-asian="華康中圓體(P)" style:font-size-asian="14pt" style:font-weight-asian="bold" style:font-size-complex="14pt"/>
    </style:style>
    <style:style style:name="P5" style:family="paragraph" style:parent-style-name="內文">
      <style:paragraph-properties fo:margin-left="0cm" fo:margin-right="0cm" fo:line-height="0.776cm" fo:text-align="center" style:justify-single-word="false" fo:text-indent="0.247cm" style:auto-text-indent="false"/>
      <style:text-properties style:font-name="華康中圓體(P)" fo:font-size="14pt" fo:font-weight="bold" style:font-name-asian="華康中圓體(P)" style:font-size-asian="14pt" style:font-weight-asian="bold" style:font-size-complex="14pt"/>
    </style:style>
    <style:style style:name="P6" style:family="paragraph" style:parent-style-name="內文">
      <style:paragraph-properties fo:line-height="0.776cm" fo:text-align="center" style:justify-single-word="false">
        <style:tab-stops>
          <style:tab-stop style:position="14.266cm"/>
        </style:tab-stops>
      </style:paragraph-properties>
      <style:text-properties style:font-name="華康中圓體(P)" fo:font-size="14pt" fo:font-weight="bold" style:font-name-asian="華康中圓體(P)" style:font-size-asian="14pt" style:font-weight-asian="bold" style:font-size-complex="14pt"/>
    </style:style>
    <style:style style:name="P7" style:family="paragraph" style:parent-style-name="內文">
      <style:paragraph-properties fo:line-height="0.776cm" fo:text-align="center" style:justify-single-word="false"/>
      <style:text-properties style:font-name="華康中圓體(P)" fo:font-size="14pt" fo:font-weight="bold" style:font-name-asian="華康中圓體(P)" style:font-size-asian="14pt" style:font-weight-asian="bold" style:font-size-complex="14pt"/>
    </style:style>
    <style:style style:name="P8" style:family="paragraph" style:parent-style-name="內文">
      <style:paragraph-properties fo:line-height="0.212cm"/>
      <style:text-properties style:font-name="華康中圓體(P)" fo:font-size="14pt" fo:font-weight="bold" style:font-name-asian="華康中圓體(P)" style:font-size-asian="14pt" style:font-weight-asian="bold" style:font-size-complex="14pt"/>
    </style:style>
    <style:style style:name="P9" style:family="paragraph" style:parent-style-name="內文">
      <style:paragraph-properties fo:line-height="0.917cm" fo:text-align="start" style:justify-single-word="false"/>
      <style:text-properties style:font-name="華康中圓體(P)" fo:font-size="14pt" fo:font-weight="bold" style:font-name-asian="黑體-繁" style:font-size-asian="14pt" style:font-weight-asian="bold" style:font-size-complex="14pt"/>
    </style:style>
    <style:style style:name="P10" style:family="paragraph" style:parent-style-name="內文">
      <style:paragraph-properties fo:line-height="0.917cm"/>
      <style:text-properties style:font-name="華康中圓體(P)" fo:font-size="14pt" fo:font-weight="bold" style:font-name-asian="黑體-繁" style:font-size-asian="14pt" style:font-weight-asian="bold" style:font-size-complex="14pt"/>
    </style:style>
    <style:style style:name="P11" style:family="paragraph" style:parent-style-name="內文">
      <style:paragraph-properties fo:line-height="0.917cm"/>
      <style:text-properties style:font-name="華康中圓體(P)" fo:font-size="14pt" fo:font-weight="bold" officeooo:paragraph-rsid="000ecc87" style:font-name-asian="黑體-繁" style:font-size-asian="14pt" style:font-weight-asian="bold" style:font-size-complex="14pt"/>
    </style:style>
    <style:style style:name="P12" style:family="paragraph" style:parent-style-name="內文">
      <style:paragraph-properties fo:text-align="start" style:justify-single-word="false" fo:orphans="2" fo:widows="2"/>
      <style:text-properties style:font-name="華康中圓體(P)" fo:font-size="14pt" fo:font-weight="bold" style:font-name-asian="黑體-繁" style:font-size-asian="14pt" style:font-weight-asian="bold" style:font-size-complex="14pt"/>
    </style:style>
    <style:style style:name="P13" style:family="paragraph" style:parent-style-name="內文">
      <style:paragraph-properties fo:line-height="0.776cm">
        <style:tab-stops>
          <style:tab-stop style:position="14.266cm"/>
        </style:tab-stops>
      </style:paragraph-properties>
      <style:text-properties style:font-name="華康中圓體(P)" fo:font-size="14pt" fo:font-weight="bold" style:font-name-asian="黑體-繁" style:font-size-asian="14pt" style:font-weight-asian="bold" style:font-size-complex="14pt"/>
    </style:style>
    <style:style style:name="P14" style:family="paragraph" style:parent-style-name="內文">
      <style:paragraph-properties fo:line-height="0.776cm"/>
      <style:text-properties style:font-name="華康中圓體(P)" fo:font-size="14pt" fo:font-weight="bold" style:font-name-asian="黑體-繁" style:font-size-asian="14pt" style:font-weight-asian="bold" style:font-size-complex="14pt"/>
    </style:style>
    <style:style style:name="P15" style:family="paragraph" style:parent-style-name="內文">
      <style:paragraph-properties fo:line-height="0.917cm" fo:text-align="center" style:justify-single-word="false"/>
      <style:text-properties style:font-name="華康中圓體(P)" fo:font-size="10pt" fo:font-weight="bold" style:font-name-asian="華康中圓體(P)" style:font-size-asian="10pt" style:font-weight-asian="bold" style:font-size-complex="10pt"/>
    </style:style>
    <style:style style:name="P16" style:family="paragraph" style:parent-style-name="內文">
      <style:paragraph-properties fo:line-height="0.776cm"/>
      <style:text-properties style:font-name="華康中圓體(P)" fo:font-size="10pt" fo:font-weight="bold" style:font-name-asian="華康中圓體(P)" style:font-size-asian="10pt" style:font-weight-asian="bold" style:font-size-complex="10pt"/>
    </style:style>
    <style:style style:name="P17" style:family="paragraph" style:parent-style-name="內文">
      <style:paragraph-properties fo:margin-left="0cm" fo:margin-right="0cm" fo:line-height="0.917cm" fo:text-align="center" style:justify-single-word="false" fo:text-indent="0.141cm" style:auto-text-indent="false"/>
      <style:text-properties style:font-name="華康中圓體(P)" fo:font-size="8pt" fo:font-weight="bold" style:font-name-asian="華康中圓體(P)" style:font-size-asian="8pt" style:font-weight-asian="bold" style:font-size-complex="8pt"/>
    </style:style>
    <style:style style:name="P18" style:family="paragraph" style:parent-style-name="內文">
      <style:paragraph-properties fo:line-height="0.917cm" fo:text-align="center" style:justify-single-word="false"/>
      <style:text-properties style:font-name="華康中圓體(P)" fo:font-size="8pt" fo:font-weight="bold" style:font-name-asian="華康中圓體(P)" style:font-size-asian="8pt" style:font-weight-asian="bold" style:font-size-complex="8pt"/>
    </style:style>
    <style:style style:name="P19" style:family="paragraph" style:parent-style-name="內文">
      <style:paragraph-properties fo:margin-left="0cm" fo:margin-right="0cm" fo:text-align="center" style:justify-single-word="false" fo:text-indent="0.141cm" style:auto-text-indent="false"/>
      <style:text-properties style:font-name="華康中圓體(P)" fo:font-size="8pt" fo:font-weight="bold" style:font-name-asian="華康中圓體(P)" style:font-size-asian="8pt" style:font-weight-asian="bold" style:font-size-complex="8pt"/>
    </style:style>
    <style:style style:name="P20" style:family="paragraph" style:parent-style-name="內文">
      <style:paragraph-properties fo:margin-left="0.455cm" fo:margin-right="0cm" fo:text-align="center" style:justify-single-word="false" fo:text-indent="0cm" style:auto-text-indent="false">
        <style:tab-stops/>
      </style:paragraph-properties>
      <style:text-properties style:font-name="華康中圓體(P)" fo:font-size="8pt" fo:font-weight="bold" style:font-name-asian="華康中圓體(P)" style:font-size-asian="8pt" style:font-weight-asian="bold" style:font-size-complex="8pt"/>
    </style:style>
    <style:style style:name="P21" style:family="paragraph" style:parent-style-name="內文">
      <style:paragraph-properties fo:orphans="2" fo:widows="2"/>
      <style:text-properties style:font-name="華康中圓體(P)" fo:font-size="8pt" fo:font-weight="bold" style:font-name-asian="華康中圓體(P)" style:font-size-asian="8pt" style:font-weight-asian="bold" style:font-size-complex="8pt"/>
    </style:style>
    <style:style style:name="P22" style:family="paragraph" style:parent-style-name="內文">
      <style:text-properties style:font-name="華康中圓體(P)" fo:font-size="8pt" fo:font-weight="bold" style:font-name-asian="華康中圓體(P)" style:font-size-asian="8pt" style:font-weight-asian="bold" style:font-size-complex="8pt"/>
    </style:style>
    <style:style style:name="P23" style:family="paragraph" style:parent-style-name="內文">
      <style:paragraph-properties fo:text-align="center" style:justify-single-word="false"/>
      <style:text-properties style:font-name="華康中圓體(P)" fo:font-size="13pt" fo:font-weight="bold" style:font-name-asian="華康中圓體(P)" style:font-size-asian="13pt" style:font-weight-asian="bold" style:font-size-complex="13pt"/>
    </style:style>
    <style:style style:name="P24" style:family="paragraph" style:parent-style-name="內文">
      <style:paragraph-properties fo:margin-left="0.508cm" fo:margin-right="0cm" fo:text-indent="0cm" style:auto-text-indent="false">
        <style:tab-stops/>
      </style:paragraph-properties>
      <style:text-properties style:font-name="華康中圓體(P)" fo:font-weight="bold" style:font-name-asian="華康中圓體(P)" style:font-weight-asian="bold" style:font-size-complex="12pt"/>
    </style:style>
    <style:style style:name="P25" style:family="paragraph" style:parent-style-name="內文">
      <style:paragraph-properties fo:margin-left="0cm" fo:margin-right="0cm" fo:text-indent="0cm" style:auto-text-indent="false">
        <style:tab-stops/>
      </style:paragraph-properties>
      <style:text-properties style:font-name="華康中圓體(P)" fo:font-weight="bold" style:font-name-asian="華康中圓體(P)" style:font-weight-asian="bold" style:font-size-complex="12pt"/>
    </style:style>
    <style:style style:name="P26" style:family="paragraph" style:parent-style-name="內文">
      <style:paragraph-properties fo:line-height="0.917cm"/>
      <style:text-properties style:font-name="華康中圓體(P)" fo:font-size="16pt" fo:font-weight="bold" style:font-name-asian="黑體-繁" style:font-size-asian="14pt" style:font-weight-asian="bold" style:font-size-complex="16pt"/>
    </style:style>
    <style:style style:name="P27" style:family="paragraph" style:parent-style-name="內文">
      <style:paragraph-properties fo:orphans="2" fo:widows="2"/>
      <style:text-properties style:font-name="華康中圓體(P)" fo:font-size="16pt" fo:font-weight="bold" style:font-name-asian="黑體-繁" style:font-size-asian="14pt" style:font-weight-asian="bold" style:font-size-complex="16pt"/>
    </style:style>
    <style:style style:name="P28" style:family="paragraph" style:parent-style-name="內文">
      <style:paragraph-properties fo:line-height="0.917cm"/>
      <style:text-properties style:font-name="華康中圓體(P)" fo:font-size="12pt" fo:font-weight="bold" style:font-name-asian="黑體-繁" style:font-size-asian="12pt" style:font-weight-asian="bold" style:font-size-complex="12pt"/>
    </style:style>
    <style:style style:name="P29" style:family="paragraph" style:parent-style-name="內文">
      <style:paragraph-properties fo:line-height="0.917cm" fo:text-align="start" style:justify-single-word="false"/>
    </style:style>
    <style:style style:name="P30" style:family="paragraph" style:parent-style-name="內文">
      <style:paragraph-properties fo:line-height="0.917cm"/>
      <style:text-properties officeooo:paragraph-rsid="001891c1"/>
    </style:style>
    <style:style style:name="P31" style:family="paragraph" style:parent-style-name="內文">
      <style:paragraph-properties fo:line-height="0.776cm">
        <style:tab-stops>
          <style:tab-stop style:position="14.266cm"/>
        </style:tab-stops>
      </style:paragraph-properties>
    </style:style>
    <style:style style:name="P32" style:family="paragraph" style:parent-style-name="Table_20_Contents">
      <style:text-properties style:font-name="華康中黑體" fo:font-size="22pt" style:font-name-asian="華康中黑體" style:font-size-asian="22pt" style:font-size-complex="22pt"/>
    </style:style>
    <style:style style:name="P33" style:family="paragraph" style:parent-style-name="內文">
      <loext:graphic-properties draw:fill-gradient-name="gradient" draw:fill-hatch-name="hatch"/>
      <style:paragraph-properties fo:margin-left="0cm" fo:margin-right="0cm" fo:margin-top="0.201cm" fo:margin-bottom="0.201cm" style:contextual-spacing="false" fo:line-height="0.564cm" fo:text-indent="0.247cm" style:auto-text-indent="false" style:vertical-align="middle"/>
      <style:text-properties style:font-name="華康中黑體" fo:font-size="14pt" officeooo:paragraph-rsid="000d0f45" style:font-name-asian="華康中黑體" style:font-size-asian="14pt" style:font-size-complex="14pt"/>
    </style:style>
    <style:style style:name="P34" style:family="paragraph" style:parent-style-name="內文">
      <style:paragraph-properties fo:margin-top="0cm" fo:margin-bottom="0cm" style:contextual-spacing="false"/>
      <style:text-properties style:font-name="華康中黑體" fo:font-size="9pt" fo:font-weight="bold" style:font-name-asian="華康中黑體" style:font-size-asian="9pt" style:font-weight-asian="bold" style:font-size-complex="22pt"/>
    </style:style>
    <style:style style:name="P35" style:family="paragraph" style:parent-style-name="內文">
      <loext:graphic-properties draw:fill-gradient-name="gradient" draw:fill-hatch-name="hatch"/>
      <style:paragraph-properties fo:margin-top="0.101cm" fo:margin-bottom="0.101cm" style:contextual-spacing="false" style:vertical-align="middle" style:snap-to-layout-grid="false"/>
      <style:text-properties style:font-name="黑體-繁" fo:font-size="20pt" fo:font-weight="bold" officeooo:paragraph-rsid="000d0f45" style:font-name-asian="黑體-繁" style:font-size-asian="20pt" style:font-weight-asian="bold" style:font-size-complex="20pt"/>
    </style:style>
    <style:style style:name="P36" style:family="paragraph" style:parent-style-name="內文">
      <loext:graphic-properties draw:fill-gradient-name="gradient" draw:fill-hatch-name="hatch"/>
      <style:paragraph-properties fo:margin-top="0.201cm" fo:margin-bottom="0.201cm" style:contextual-spacing="false" fo:line-height="0.564cm" style:vertical-align="middle" style:snap-to-layout-grid="false"/>
      <style:text-properties officeooo:paragraph-rsid="000d0f45"/>
    </style:style>
    <style:style style:name="P37" style:family="paragraph" style:parent-style-name="內文" style:master-page-name="MP0">
      <style:paragraph-properties fo:margin-top="0cm" fo:margin-bottom="0cm" style:contextual-spacing="false" style:page-number="auto"/>
      <style:text-properties style:font-name="黑體-繁" fo:font-size="22pt" fo:font-weight="bold" style:font-name-asian="黑體-繁" style:font-size-asian="22pt" style:font-weight-asian="bold" style:font-size-complex="22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style:font-name="華康中圓體(P)" fo:font-size="14pt" fo:font-weight="bold" style:font-name-asian="黑體-繁" style:font-size-asian="14pt" style:font-weight-asian="bold" style:font-size-complex="14pt" style:font-weight-complex="bold"/>
    </style:style>
    <style:style style:name="T3" style:family="text">
      <style:text-properties fo:font-size="16pt" style:font-name-asian="黑體-繁" style:font-size-asian="14pt" style:font-size-complex="16pt"/>
    </style:style>
    <style:style style:name="T4" style:family="text">
      <style:text-properties fo:color="#000000" loext:opacity="100%" style:font-name="華康中圓體(P)" fo:font-size="16pt" fo:font-weight="bold" style:font-name-asian="黑體-繁" style:font-size-asian="14pt" style:font-weight-asian="bold" style:font-size-complex="1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單號" text:name="py3o.o.bf_name"/>
        <text:user-field-decl office:value-type="string" office:string-value="客訴日期" text:name="py3o.o.bf_create_date"/>
        <text:user-field-decl office:value-type="string" office:string-value="重要等級" text:name="py3o.o.bf_priority"/>
        <text:user-field-decl office:value-type="string" office:string-value="客訴類別" text:name="py3o.o.bf_category.bf_name"/>
        <text:user-field-decl office:value-type="string" office:string-value="產品名稱" text:name="py3o.o.bf_prod_id.default_code"/>
        <text:user-field-decl office:value-type="string" office:string-value="客戶" text:name="py3o.o.bf_partner_id.parent_id.name"/>
        <text:user-field-decl office:value-type="string" office:string-value="客戶人員" text:name="py3o.o.bf_partner_id.name"/>
        <text:user-field-decl office:value-type="string" office:string-value="材質規格" text:name="py3o.o.bf_prod_spec"/>
        <text:user-field-decl office:value-type="string" office:string-value="庫存數量處理方式" text:name="py3o.o.bf_stock_num_desc"/>
        <text:user-field-decl office:value-type="string" office:string-value="在製數量處理方式" text:name="py3o.o.bf_process_num_desc"/>
        <text:user-field-decl office:value-type="string" office:string-value="所屬部門" text:name="py3o.o.bf_operation_dept"/>
        <text:user-field-decl office:value-type="string" office:string-value="作業人員" text:name="py3o.o.bf_operation_man.bf_name"/>
        <text:user-field-decl office:value-type="string" office:string-value="操作機台" text:name="py3o.o.bf_operation_equip.bf_name"/>
        <text:user-field-decl office:value-type="string" office:string-value="部門主管" text:name="py3o.o.bf_op_management.bf_name"/>
        <text:user-field-decl office:value-type="string" office:string-value="原因分析" text:name="py3o.o.bf_alter_reason"/>
        <text:user-field-decl office:value-type="string" office:string-value="改善結果" text:name="py3o.o.bf_improve_strategy"/>
        <text:user-field-decl office:value-type="string" office:string-value="主管說明" text:name="py3o.o.bf_management_desc"/>
        <text:user-field-decl office:value-type="string" office:string-value="回覆日期" text:name="py3o.o.bf_response_date"/>
        <text:user-field-decl office:value-type="string" office:string-value="結案日期" text:name="py3o.o.bf_complete_date"/>
        <text:user-field-decl office:value-type="string" office:string-value="客訴方式" text:name="py3o.o.helpdesk_ticket_tag"/>
        <text:user-field-decl office:value-type="string" office:string-value="重要等級" text:name="py3o.o.priority_tag"/>
        <text:user-field-decl office:value-type="string" office:string-value="客訴類別" text:name="py3o.o.bf_category_id.bf_name"/>
        <text:user-field-decl office:value-type="string" office:string-value="簡述" text:name="py3o.o.bf_description"/>
        <text:user-field-decl office:value-type="string" office:string-value="客訴內容" text:name="py3o.o.bf_alert_desc"/>
        <text:user-field-decl office:value-type="string" office:string-value="原因分析" text:name="py3o.o.bf_alert_reason"/>
        <text:user-field-decl office:value-type="string" office:string-value="客訴日期" text:name="py3o.o.cdate"/>
        <text:user-field-decl office:value-type="string" office:string-value="改善對策" text:name="py3o.o.bf_improve_plan"/>
        <text:user-field-decl office:value-type="string" office:string-value="客訴數量處理方式" text:name="py3o.o.bf_alert_num_desc"/>
      </text:user-field-decls>
      <text:p text:style-name="P37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table:number-rows-spanned="3" office:value-type="string">
            <text:p text:style-name="P32"/>
            <text:p text:style-name="P35">品質異常處理單-客訴</text:p>
          </table:table-cell>
          <table:table-cell table:style-name="Table3.B1" office:value-type="string">
            <text:p text:style-name="P33">精 宏 機 械 股 份 有 限 公 司</text:p>
          </table:table-cell>
        </table:table-row>
        <table:table-row table:style-name="Table3.1">
          <table:covered-table-cell table:style-name="Table3.A2"/>
          <table:table-cell table:style-name="Table3.B2" office:value-type="string">
            <text:p text:style-name="P1">TEL : 03-475-7712 <text:s/>FAX : 03-475-7701</text:p>
          </table:table-cell>
        </table:table-row>
        <table:table-row table:style-name="Table3.1">
          <table:covered-table-cell table:style-name="Table3.A3"/>
          <table:table-cell table:style-name="Table3.B3" office:value-type="string">
            <text:p text:style-name="P36"><text:span text:style-name="預設段落字型"><text:span text:style-name="T1"><text:s/>E-mail : jinhong.mach@msa.hinet.net</text:span></text:span></text:p>
          </table:table-cell>
        </table:table-row>
      </table:table>
      <text:p text:style-name="P34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column table:style-name="Table2.I"/>
        <table:table-column table:style-name="Table2.J"/>
        <table:table-column table:style-name="Table2.K"/>
        <table:table-column table:style-name="Table2.L"/>
        <table:table-column table:style-name="Table2.M"/>
        <table:table-column table:style-name="Table2.N"/>
        <table:table-column table:style-name="Table2.O"/>
        <table:table-column table:style-name="Table2.P"/>
        <table:table-row table:style-name="Table2.1">
          <table:table-cell table:style-name="Table2.A1" office:value-type="string">
            <text:p text:style-name="P2">客訴單號</text:p>
          </table:table-cell>
          <table:table-cell table:style-name="Table2.B1" table:number-columns-spanned="3" office:value-type="string">
            <text:p text:style-name="P9"><text:user-field-get text:name="py3o.o.bf_name">單號</text:user-field-get></text:p>
          </table:table-cell>
          <table:covered-table-cell/>
          <table:covered-table-cell/>
          <table:table-cell table:style-name="Table2.E1" table:number-columns-spanned="5" office:value-type="string">
            <text:p text:style-name="P2">客訴日期</text:p>
          </table:table-cell>
          <table:covered-table-cell/>
          <table:covered-table-cell/>
          <table:covered-table-cell/>
          <table:covered-table-cell/>
          <table:table-cell table:style-name="Table2.J1" table:number-columns-spanned="3" office:value-type="string">
            <text:p text:style-name="P28"><text:user-field-get text:name="py3o.o.cdate">客訴日期</text:user-field-get></text:p>
          </table:table-cell>
          <table:covered-table-cell/>
          <table:covered-table-cell/>
          <table:table-cell table:style-name="Table2.M1" table:number-columns-spanned="3" office:value-type="string">
            <text:p text:style-name="P2">重要等級</text:p>
          </table:table-cell>
          <table:covered-table-cell/>
          <table:covered-table-cell/>
          <table:table-cell table:style-name="Table2.P1" office:value-type="string">
            <text:p text:style-name="P30"><text:span text:style-name="預設段落字型"><text:span text:style-name="T3"><text:user-field-get text:name="py3o.o.priority_tag">重要等級</text:user-field-get></text:span></text:span></text:p>
          </table:table-cell>
        </table:table-row>
        <table:table-row table:style-name="Table2.2">
          <table:table-cell table:style-name="Table2.A2" office:value-type="string">
            <text:p text:style-name="P2">客訴類別</text:p>
          </table:table-cell>
          <table:table-cell table:style-name="Table2.B2" table:number-columns-spanned="3" office:value-type="string">
            <text:p text:style-name="P29"><text:span text:style-name="預設段落字型"><text:span text:style-name="T4"><text:user-field-get text:name="py3o.o.bf_category_id.bf_name">客訴類別</text:user-field-get></text:span></text:span></text:p>
          </table:table-cell>
          <table:covered-table-cell/>
          <table:covered-table-cell/>
          <table:table-cell table:style-name="Table2.E2" table:number-columns-spanned="5" office:value-type="string">
            <text:p text:style-name="P2">客訴方式</text:p>
          </table:table-cell>
          <table:covered-table-cell/>
          <table:covered-table-cell/>
          <table:covered-table-cell/>
          <table:covered-table-cell/>
          <table:table-cell table:style-name="Table2.J2" table:number-columns-spanned="3" office:value-type="string">
            <text:p text:style-name="P29"><text:span text:style-name="預設段落字型"><text:span text:style-name="T4"><text:user-field-get text:name="py3o.o.helpdesk_ticket_tag">客訴方式</text:user-field-get></text:span></text:span></text:p>
          </table:table-cell>
          <table:covered-table-cell/>
          <table:covered-table-cell/>
          <table:table-cell table:style-name="Table2.M2" table:number-columns-spanned="3" office:value-type="string">
            <text:p text:style-name="P2">書信頁數</text:p>
          </table:table-cell>
          <table:covered-table-cell/>
          <table:covered-table-cell/>
          <table:table-cell table:style-name="Table2.P2" office:value-type="string">
            <text:p text:style-name="P3"/>
          </table:table-cell>
        </table:table-row>
        <table:table-row table:style-name="Table2.3">
          <table:table-cell table:style-name="Table2.A3" office:value-type="string">
            <text:p text:style-name="P2">簡 <text:s text:c="6"/>述</text:p>
          </table:table-cell>
          <table:table-cell table:style-name="Table2.B3" table:number-columns-spanned="11" office:value-type="string">
            <text:p text:style-name="P10"><text:user-field-get text:name="py3o.o.bf_description">簡述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M3" table:number-columns-spanned="3" office:value-type="string">
            <text:p text:style-name="P2">回覆期限</text:p>
          </table:table-cell>
          <table:covered-table-cell/>
          <table:covered-table-cell/>
          <table:table-cell table:style-name="Table2.P3" office:value-type="string">
            <text:p text:style-name="P15"/>
          </table:table-cell>
        </table:table-row>
        <table:table-row table:style-name="Table2.4">
          <table:table-cell table:style-name="Table2.A4" table:number-columns-spanned="16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5">
          <table:table-cell table:style-name="Table2.A1" office:value-type="string">
            <text:p text:style-name="P2">客 <text:s text:c="3"/>戶</text:p>
          </table:table-cell>
          <table:table-cell table:style-name="Table2.B5" table:number-columns-spanned="8" office:value-type="string">
            <text:p text:style-name="P10"><text:user-field-get text:name="py3o.o.bf_partner_id.parent_id.name">客戶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J5" table:number-columns-spanned="4" office:value-type="string">
            <text:p text:style-name="P2">客訴人員&amp;分機</text:p>
          </table:table-cell>
          <table:covered-table-cell/>
          <table:covered-table-cell/>
          <table:covered-table-cell/>
          <table:table-cell table:style-name="Table2.N5" table:number-columns-spanned="3" office:value-type="string">
            <text:p text:style-name="P10"><text:user-field-get text:name="py3o.o.bf_partner_id.name">客戶人員</text:user-field-get></text:p>
          </table:table-cell>
          <table:covered-table-cell/>
          <table:covered-table-cell/>
        </table:table-row>
        <table:table-row table:style-name="Table2.6">
          <table:table-cell table:style-name="Table2.A6" office:value-type="string">
            <text:p text:style-name="P2">產品名稱</text:p>
          </table:table-cell>
          <table:table-cell table:style-name="Table2.B6" table:number-columns-spanned="15" office:value-type="string">
            <text:p text:style-name="P11"><text:user-field-get text:name="py3o.o.bf_prod_id.default_code">產品名稱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7">
          <table:table-cell table:style-name="Table2.A6" office:value-type="string">
            <text:p text:style-name="P2">材質規格</text:p>
          </table:table-cell>
          <table:table-cell table:style-name="Table2.B7" table:number-columns-spanned="15" office:value-type="string">
            <text:p text:style-name="P10"><text:user-field-get text:name="py3o.o.bf_prod_spec">材質規格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8">
          <table:table-cell table:style-name="Table2.A6" office:value-type="string">
            <text:p text:style-name="P19"/>
            <text:p text:style-name="P4">客訴內容</text:p>
            <text:p text:style-name="P20"/>
          </table:table-cell>
          <table:table-cell table:style-name="Table2.B8" table:number-columns-spanned="15" office:value-type="string">
            <text:p text:style-name="P21"/>
            <text:p text:style-name="P12"><text:user-field-get text:name="py3o.o.bf_alert_reason">原因分析</text:user-field-get></text:p>
            <text:p text:style-name="P2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9">
          <table:table-cell table:style-name="Table2.A9" office:value-type="string">
            <text:p text:style-name="P2">客訴數量</text:p>
          </table:table-cell>
          <table:table-cell table:style-name="Table2.B9" table:number-columns-spanned="2" office:value-type="string">
            <text:p text:style-name="P18"/>
          </table:table-cell>
          <table:covered-table-cell/>
          <table:table-cell table:style-name="Table2.D9" table:number-columns-spanned="3" office:value-type="string">
            <text:p text:style-name="P2">處理方式</text:p>
          </table:table-cell>
          <table:covered-table-cell/>
          <table:covered-table-cell/>
          <table:table-cell table:style-name="Table2.G9" table:number-columns-spanned="10" office:value-type="string">
            <text:p text:style-name="P26"><text:user-field-get text:name="py3o.o.bf_alert_num_desc">客訴數量處理方式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0">
          <table:table-cell table:style-name="Table2.A10" office:value-type="string">
            <text:p text:style-name="P2">庫存數量</text:p>
          </table:table-cell>
          <table:table-cell table:style-name="Table2.B10" table:number-columns-spanned="2" office:value-type="string">
            <text:p text:style-name="P18"/>
          </table:table-cell>
          <table:covered-table-cell/>
          <table:table-cell table:style-name="Table2.D10" table:number-columns-spanned="3" office:value-type="string">
            <text:p text:style-name="P2">處理方式</text:p>
          </table:table-cell>
          <table:covered-table-cell/>
          <table:covered-table-cell/>
          <table:table-cell table:style-name="Table2.G10" table:number-columns-spanned="10" office:value-type="string">
            <text:p text:style-name="P26"><text:user-field-get text:name="py3o.o.bf_stock_num_desc">庫存數量處理方式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1">
          <table:table-cell table:style-name="Table2.A11" office:value-type="string">
            <text:p text:style-name="P2">在製數量</text:p>
          </table:table-cell>
          <table:table-cell table:style-name="Table2.B11" table:number-columns-spanned="2" office:value-type="string">
            <text:p text:style-name="P18"/>
          </table:table-cell>
          <table:covered-table-cell/>
          <table:table-cell table:style-name="Table2.D11" table:number-columns-spanned="3" office:value-type="string">
            <text:p text:style-name="P2">處理方式</text:p>
          </table:table-cell>
          <table:covered-table-cell/>
          <table:covered-table-cell/>
          <table:table-cell table:style-name="Table2.G11" table:number-columns-spanned="10" office:value-type="string">
            <text:p text:style-name="P26"><text:user-field-get text:name="py3o.o.bf_process_num_desc">在製數量處理方式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4">
          <table:table-cell table:style-name="Table2.A12" table:number-columns-spanned="16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1">
          <table:table-cell table:style-name="Table2.A13" office:value-type="string">
            <text:p text:style-name="P6">所屬部門</text:p>
          </table:table-cell>
          <table:table-cell table:style-name="Table2.B13" table:number-columns-spanned="7" office:value-type="string">
            <text:p text:style-name="P31"><text:span text:style-name="預設段落字型"><text:span text:style-name="T2"><text:user-field-get text:name="py3o.o.bf_operation_dept">所屬部門</text:user-field-get>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I13" table:number-columns-spanned="3" office:value-type="string">
            <text:p text:style-name="P6">作業人員</text:p>
          </table:table-cell>
          <table:covered-table-cell/>
          <table:covered-table-cell/>
          <table:table-cell table:style-name="Table2.L13" table:number-columns-spanned="5" office:value-type="string">
            <text:p text:style-name="P13"><text:user-field-get text:name="py3o.o.bf_operation_man.bf_name">作業人員</text:user-field-get></text:p>
          </table:table-cell>
          <table:covered-table-cell/>
          <table:covered-table-cell/>
          <table:covered-table-cell/>
          <table:covered-table-cell/>
        </table:table-row>
        <table:table-row table:style-name="Table2.11">
          <table:table-cell table:style-name="Table2.A6" office:value-type="string">
            <text:p text:style-name="P6">操作機台</text:p>
          </table:table-cell>
          <table:table-cell table:style-name="Table2.B14" table:number-columns-spanned="7" office:value-type="string">
            <text:p text:style-name="P13"><text:user-field-get text:name="py3o.o.bf_operation_equip.bf_name">操作機台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I14" table:number-columns-spanned="3" office:value-type="string">
            <text:p text:style-name="P6">部門主管</text:p>
          </table:table-cell>
          <table:covered-table-cell/>
          <table:covered-table-cell/>
          <table:table-cell table:style-name="Table2.L14" table:number-columns-spanned="5" office:value-type="string">
            <text:p text:style-name="P13"><text:user-field-get text:name="py3o.o.bf_op_management.bf_name">部門主管</text:user-field-get></text:p>
          </table:table-cell>
          <table:covered-table-cell/>
          <table:covered-table-cell/>
          <table:covered-table-cell/>
          <table:covered-table-cell/>
        </table:table-row>
        <table:table-row table:style-name="Table2.15">
          <table:table-cell table:style-name="Table2.A6" office:value-type="string">
            <text:p text:style-name="P7">原因分析</text:p>
          </table:table-cell>
          <table:table-cell table:style-name="Table2.B15" table:number-columns-spanned="15" office:value-type="string">
            <text:p text:style-name="P27"><text:user-field-get text:name="py3o.o.bf_alert_reason">原因分析</text:user-field-get></text:p>
            <text:p text:style-name="P1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6">
          <table:table-cell table:style-name="Table2.A6" office:value-type="string">
            <text:p text:style-name="P7">改善對策</text:p>
          </table:table-cell>
          <table:table-cell table:style-name="Table2.B16" table:number-columns-spanned="15" office:value-type="string">
            <text:p text:style-name="P27"><text:user-field-get text:name="py3o.o.bf_improve_plan">改善對策</text:user-field-get></text:p>
            <text:p text:style-name="P1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7">
          <table:table-cell table:style-name="Table2.A6" office:value-type="string">
            <text:p text:style-name="P7">改善結果</text:p>
          </table:table-cell>
          <table:table-cell table:style-name="Table2.B17" table:number-columns-spanned="15" office:value-type="string">
            <text:p text:style-name="P27"><text:user-field-get text:name="py3o.o.bf_improve_strategy">改善結果</text:user-field-get></text:p>
            <text:p text:style-name="P1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8">
          <table:table-cell table:style-name="Table2.A18" office:value-type="string">
            <text:p text:style-name="P7">主管說明</text:p>
          </table:table-cell>
          <table:table-cell table:style-name="Table2.B18" table:number-columns-spanned="15" office:value-type="string">
            <text:p text:style-name="P14"><text:user-field-get text:name="py3o.o.bf_management_desc">主管說明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9">
          <table:table-cell table:style-name="Table2.A19" office:value-type="string">
            <text:p text:style-name="P2">回覆日期</text:p>
          </table:table-cell>
          <table:table-cell table:style-name="Table2.B19" table:number-columns-spanned="6" office:value-type="string">
            <text:p text:style-name="P9"><text:user-field-get text:name="py3o.o.bf_response_date">回覆日期</text:user-field-get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2.B19" table:number-columns-spanned="4" office:value-type="string">
            <text:p text:style-name="P2">結案日期</text:p>
          </table:table-cell>
          <table:covered-table-cell/>
          <table:covered-table-cell/>
          <table:covered-table-cell/>
          <table:table-cell table:style-name="Table2.L19" table:number-columns-spanned="5" office:value-type="string">
            <text:p text:style-name="P10"><text:user-field-get text:name="py3o.o.bf_complete_date">結案日期</text:user-field-get></text:p>
          </table:table-cell>
          <table:covered-table-cell/>
          <table:covered-table-cell/>
          <table:covered-table-cell/>
          <table:covered-table-cell/>
        </table:table-row>
        <table:table-row table:style-name="Table2.20">
          <table:table-cell table:style-name="Table2.A3" office:value-type="string">
            <text:p text:style-name="P2">備 <text:s text:c="3"/>註</text:p>
          </table:table-cell>
          <table:table-cell table:style-name="Table2.B20" table:number-columns-spanned="15" office:value-type="string">
            <text:p text:style-name="P8"/>
            <text:p text:style-name="P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21">
          <table:table-cell table:style-name="Table2.A21" table:number-columns-spanned="2" office:value-type="string">
            <text:p text:style-name="P23">審核</text:p>
          </table:table-cell>
          <table:covered-table-cell/>
          <table:table-cell table:style-name="Table2.C21" table:number-columns-spanned="3" office:value-type="string">
            <text:p text:style-name="P23">複核</text:p>
          </table:table-cell>
          <table:covered-table-cell/>
          <table:covered-table-cell/>
          <table:table-cell table:style-name="Table2.C21" table:number-columns-spanned="5" office:value-type="string">
            <text:p text:style-name="P23">複核</text:p>
          </table:table-cell>
          <table:covered-table-cell/>
          <table:covered-table-cell/>
          <table:covered-table-cell/>
          <table:covered-table-cell/>
          <table:table-cell table:style-name="Table2.C21" table:number-columns-spanned="4" office:value-type="string">
            <text:p text:style-name="P23">經辦</text:p>
          </table:table-cell>
          <table:covered-table-cell/>
          <table:covered-table-cell/>
          <table:covered-table-cell/>
          <table:table-cell table:style-name="Table2.O21" table:number-columns-spanned="2" office:value-type="string">
            <text:p text:style-name="P23">填表</text:p>
          </table:table-cell>
          <table:covered-table-cell/>
        </table:table-row>
        <table:table-row table:style-name="Table2.22">
          <table:table-cell table:style-name="Table2.A22" table:number-columns-spanned="2" office:value-type="string">
            <text:p text:style-name="P24"/>
            <text:p text:style-name="P24"/>
            <text:p text:style-name="P25"/>
          </table:table-cell>
          <table:covered-table-cell/>
          <table:table-cell table:style-name="Table2.C22" table:number-columns-spanned="3" office:value-type="string">
            <text:p text:style-name="P24"/>
            <text:p text:style-name="P24"/>
          </table:table-cell>
          <table:covered-table-cell/>
          <table:covered-table-cell/>
          <table:table-cell table:style-name="Table2.F22" table:number-columns-spanned="5" office:value-type="string">
            <text:p text:style-name="P24"/>
            <text:p text:style-name="P24"/>
          </table:table-cell>
          <table:covered-table-cell/>
          <table:covered-table-cell/>
          <table:covered-table-cell/>
          <table:covered-table-cell/>
          <table:table-cell table:style-name="Table2.K22" table:number-columns-spanned="4" office:value-type="string">
            <text:p text:style-name="P24"/>
          </table:table-cell>
          <table:covered-table-cell/>
          <table:covered-table-cell/>
          <table:covered-table-cell/>
          <table:table-cell table:style-name="Table2.O22" table:number-columns-spanned="2" office:value-type="string">
            <text:p text:style-name="P24"/>
            <text:p text:style-name="P24"/>
          </table:table-cell>
          <table:covered-table-cell/>
        </table:table-row>
      </table:table>
      <text:p text:style-name="P2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Calibri" svg:font-family="Calibri" style:font-family-generic="swiss" style:font-pitch="variable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華康中圓體(P)" svg:font-family="華康中圓體(P)" style:font-family-generic="swiss" style:font-pitch="variable"/>
    <style:font-face style:name="華康中黑體" svg:font-family="華康中黑體" style:font-family-generic="modern" style:font-pitch="fixed"/>
    <style:font-face style:name="黑體-繁" svg:font-family="黑體-繁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draw:stroke="solid" svg:stroke-width="0.071cm" svg:stroke-color="#385d8a" svg:stroke-linecap="butt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style:letter-kerning="true" style:font-name-asian="新細明體" style:font-size-asian="12pt" style:language-asian="zh" style:country-asian="TW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0.847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style:letter-kerning="true" fo:background-color="transparent" style:font-name-asian="新細明體" style:font-size-asian="12pt" style:language-asian="zh" style:country-asian="TW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內文" style:family="paragraph">
      <style:paragraph-properties style:line-spacing="0.035cm" fo:orphans="0" fo:widows="0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清單段落" style:family="paragraph" style:parent-style-name="內文">
      <style:paragraph-properties fo:margin-left="0.847cm" fo:margin-right="0cm" fo:hyphenation-ladder-count="no-limit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頁首" style:family="paragraph" style:parent-style-name="內文">
      <style:paragraph-properties fo:hyphenation-ladder-count="no-limit"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 fo:hyphenate="false" loext:hyphenation-no-caps="false" loext:hyphenation-no-last-word="false" loext:hyphenation-word-char-count="no-limit" loext:hyphenation-zone="no-limit"/>
    </style:style>
    <style:style style:name="頁尾" style:family="paragraph" style:parent-style-name="內文">
      <style:paragraph-properties fo:hyphenation-ladder-count="no-limit"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預設段落字型" style:family="text"/>
    <style:style style:name="頁首_20_字元" style:display-name="頁首 字元" style:family="text" style:parent-style-name="預設段落字型">
      <style:text-properties fo:font-size="10pt" style:font-size-asian="10pt" style:font-size-complex="10pt"/>
    </style:style>
    <style:style style:name="頁尾_20_字元" style:display-name="頁尾 字元" style:family="text" style:parent-style-name="預設段落字型">
      <style:text-properties fo:font-size="10pt" style:font-size-asian="10pt" style:font-size-complex="10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501cm" fo:margin-bottom="1.501cm" fo:margin-left="1.501cm" fo:margin-right="1.501cm" style:writing-mode="lr-tb" style:layout-grid-color="#c0c0c0" style:layout-grid-lines="37" style:layout-grid-base-height="0.706cm" style:layout-grid-ruby-height="0cm" style:layout-grid-mode="none" style:layout-grid-ruby-below="false" style:layout-grid-print="false" style:layout-grid-display="false" style:layout-grid-base-width="0.176cm" style:layout-grid-snap-to="true" style:footnote-max-height="0cm" loext:margin-gutter="0cm">
        <style:columns fo:column-count="1" fo:column-gap="0cm"/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6.2$MacOSX_X86_64 LibreOffice_project/5b1f5509c2decdade7fda905e3e1429a67acd63d</meta:generator>
    <meta:initial-creator>Administrator</meta:initial-creator>
    <meta:creation-date>2023-04-07T08:25:00Z</meta:creation-date>
    <dc:date>2023-04-12T09:08:53.510318496</dc:date>
    <meta:print-date>2023-03-28T05:49:00Z</meta:print-date>
    <meta:editing-cycles>21</meta:editing-cycles>
    <meta:editing-duration>PT1H43M36S</meta:editing-duration>
    <meta:document-statistic meta:table-count="2" meta:image-count="0" meta:object-count="0" meta:page-count="1" meta:paragraph-count="63" meta:word-count="258" meta:character-count="345" meta:non-whitespace-character-count="312"/>
    <meta:template xlink:type="simple" xlink:actuate="onRequest" xlink:title="" xlink:href="Normal.dotm"/>
  </office:meta>
</office:document-meta>
</file>